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ActionBarAdvisor.fillMenuBar( IMenuManager menu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ActionBarAdvisor.makeActions( final IWorkbenchWindow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ActionBarAdvisor.ApplicationActionBarAdvisor( IActionBa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